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246.2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0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target_clustered_multiple_items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objects_clustered_silverware</text:p>
          </table:table-cell>
          <table:table-cell table:style-name="ce2" office:value-type="string" calcext:value-type="string">
            <text:p>objects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kr</text:p>
          </table:table-cell>
          <table:table-cell table:number-columns-repeated="2"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,o,c,g,b,a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2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cfks</text:p>
          </table:table-cell>
          <table:table-cell table:number-columns-repeated="2"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,g,w,p,d,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723" calcext:value-type="float">
            <text:p>0.723</text:p>
          </table:table-cell>
          <table:table-cell table:formula="of:=LEN([.E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3])" office:value-type="float" office:value="6" calcext:value-type="float">
            <text:p>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kfsfkspwg</text:p>
          </table:table-cell>
          <table:table-cell table:number-columns-repeated="2"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b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605" calcext:value-type="float">
            <text:p>0.605</text:p>
          </table:table-cell>
          <table:table-cell table:formula="of:=LEN([.E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G4])" office:value-type="float" office:value="4" calcext:value-type="float">
            <text:p>4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</text:p>
          </table:table-cell>
          <table:table-cell table:style-name="Default" office:value-type="string" calcext:value-type="string">
            <text:p>pzwyocndg,pywzocnd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,b,w,b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806" calcext:value-type="float">
            <text:p>0.806</text:p>
          </table:table-cell>
          <table:table-cell table:formula="of:=LEN([.E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G5])" office:value-type="float" office:value="9" calcext:value-type="float">
            <text:p>9</text:p>
          </table:table-cell>
          <table:table-cell table:style-name="Default"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kfsoc</text:p>
          </table:table-cell>
          <table:table-cell table:number-columns-repeated="2"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,p,t,g,z,o,c</text:p>
          </table:table-cell>
          <table:table-cell office:value-type="string" calcext:value-type="string">
            <text:p>w,p,t,g,b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fkg</text:p>
          </table:table-cell>
          <table:table-cell table:number-columns-repeated="2"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 office:value-type="string" calcext:value-type="string">
            <text:p>p,w,z,g</text:p>
          </table:table-cell>
          <table:table-cell office:value-type="string" calcext:value-type="string">
            <text:p>p,w,b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er</text:p>
          </table:table-cell>
          <table:table-cell table:number-columns-repeated="2"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,o,w,c,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rerk</text:p>
          </table:table-cell>
          <table:table-cell table:number-columns-repeated="2"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 office:value-type="string" calcext:value-type="string">
            <text:p>c,o,p,z</text:p>
          </table:table-cell>
          <table:table-cell office:value-type="string" calcext:value-type="string">
            <text:p>c,o,p,a,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ofkkskf</text:p>
          </table:table-cell>
          <table:table-cell table:number-columns-repeated="2"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,o,p,n,z</text:p>
          </table:table-cell>
          <table:table-cell office:value-type="string" calcext:value-type="string">
            <text:p>w,o,p,n,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1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pwgcoc</text:p>
          </table:table-cell>
          <table:table-cell table:number-columns-repeated="3" office:value-type="string" calcext:value-type="string">
            <text:p>opwqxgcnd</text:p>
          </table:table-cell>
          <table:table-cell table:number-columns-repeated="2"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11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rfksfks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1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gpoc</text:p>
          </table:table-cell>
          <table:table-cell table:number-columns-repeated="3" office:value-type="string" calcext:value-type="string">
            <text:p>cgpohqnd</text:p>
          </table:table-cell>
          <table:table-cell table:number-columns-repeated="2"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G13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fkfsrere</text:p>
          </table:table-cell>
          <table:table-cell table:number-columns-repeated="2"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,w,o,c,g,z</text:p>
          </table:table-cell>
          <table:table-cell office:value-type="string" calcext:value-type="string">
            <text:p>p,w,o,c,g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14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rk</text:p>
          </table:table-cell>
          <table:table-cell table:number-columns-repeated="2"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 office:value-type="string" calcext:value-type="string">
            <text:p>o,c,w,g,z</text:p>
          </table:table-cell>
          <table:table-cell office:value-type="string" calcext:value-type="string">
            <text:p>o,c,w,g,a,b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1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sfk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,p,g,b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1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fsg</text:p>
          </table:table-cell>
          <table:table-cell table:number-columns-repeated="2"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,w,o,b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1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pocwgkfs</text:p>
          </table:table-cell>
          <table:table-cell table:number-columns-repeated="2"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 office:value-type="string" calcext:value-type="string">
            <text:p>p,o,c,q,n,d,w,g,z</text:p>
          </table:table-cell>
          <table:table-cell office:value-type="string" calcext:value-type="string">
            <text:p>p,o,c,q,n,d,w,g,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18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g</text:p>
          </table:table-cell>
          <table:table-cell table:number-columns-repeated="3" office:value-type="string" calcext:value-type="string">
            <text:p>pocgwh</text:p>
          </table:table-cell>
          <table:table-cell table:number-columns-repeated="2"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1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kfsfksret</text:p>
          </table:table-cell>
          <table:table-cell table:number-columns-repeated="2"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,w,g,o,c,z,t</text:p>
          </table:table-cell>
          <table:table-cell office:value-type="string" calcext:value-type="string">
            <text:p>p,w,g,o,c,b,a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20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fkskfsrere</text:p>
          </table:table-cell>
          <table:table-cell table:number-columns-repeated="2"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2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wpresk</text:p>
          </table:table-cell>
          <table:table-cell table:number-columns-repeated="2"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 office:value-type="string" calcext:value-type="string">
            <text:p>c,o,p,w,g,x,q,z</text:p>
          </table:table-cell>
          <table:table-cell office:value-type="string" calcext:value-type="string">
            <text:p>c,o,p,w,g,x,q,a,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G22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erfkf</text:p>
          </table:table-cell>
          <table:table-cell table:number-columns-repeated="2"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,w,t,z</text:p>
          </table:table-cell>
          <table:table-cell office:value-type="string" calcext:value-type="string">
            <text:p>p,w,t,a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2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gpfkfksrer</text:p>
          </table:table-cell>
          <table:table-cell table:number-columns-repeated="2"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,o,c,w,g,q,z</text:p>
          </table:table-cell>
          <table:table-cell office:value-type="string" calcext:value-type="string">
            <text:p>p,o,c,w,g,q,b,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24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yqxhandb</text:p>
          </table:table-cell>
          <table:table-cell office:value-type="string" calcext:value-type="string">
            <text:p>wpozcgyqxhandb,wpoycgzqxhandb 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,p,o,z,c,g,y,q,x,h,a,n,d,b</text:p>
          </table:table-cell>
          <table:table-cell office:value-type="string" calcext:value-type="string">
            <text:p>w,p,o,b,c,g,b,a,q,x,h,b,n,d,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formula="of:=LEN([.E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G25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wpzoy,cwpyoz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,w,p,z,o,y</text:p>
          </table:table-cell>
          <table:table-cell office:value-type="string" calcext:value-type="string">
            <text:p>c,w,p,b,o,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26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wzoyc,pwyoz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,w,z,o,y,c</text:p>
          </table:table-cell>
          <table:table-cell office:value-type="string" calcext:value-type="string">
            <text:p>p,w,b,o,a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2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kfkfser</text:p>
          </table:table-cell>
          <table:table-cell table:number-columns-repeated="2"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,o,c,g,w,z</text:p>
          </table:table-cell>
          <table:table-cell office:value-type="string" calcext:value-type="string">
            <text:p>p,o,c,g,w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2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cog</text:p>
          </table:table-cell>
          <table:table-cell table:number-columns-repeated="3" office:value-type="string" calcext:value-type="string">
            <text:p>powctgdnh</text:p>
          </table:table-cell>
          <table:table-cell table:number-columns-repeated="2"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29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7"/>
          <table:table-cell table:formula="of:=LEN([.E30])" office:value-type="float" office:value="0" calcext:value-type="float">
            <text:p>0</text:p>
          </table:table-cell>
          <table:table-cell/>
          <table:table-cell table:formula="of:=LEN([.G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po</text:p>
          </table:table-cell>
          <table:table-cell table:number-columns-repeated="3" office:value-type="string" calcext:value-type="string">
            <text:p>powgcqn</text:p>
          </table:table-cell>
          <table:table-cell table:number-columns-repeated="2"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3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fkt</text:p>
          </table:table-cell>
          <table:table-cell table:number-columns-repeated="2"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,w,z,t</text:p>
          </table:table-cell>
          <table:table-cell office:value-type="string" calcext:value-type="string">
            <text:p>p,w,b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3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kfkrg</text:p>
          </table:table-cell>
          <table:table-cell table:number-columns-repeated="2"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,w,o,b,a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33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cogpgwfksr</text:p>
          </table:table-cell>
          <table:table-cell table:number-columns-repeated="2"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,o,p,d,n,g,q,h,w,z</text:p>
          </table:table-cell>
          <table:table-cell office:value-type="string" calcext:value-type="string">
            <text:p>c,o,p,d,n,g,q,h,w,b,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G34])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sfkskfg</text:p>
          </table:table-cell>
          <table:table-cell table:number-columns-repeated="2"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,g,z,h</text:p>
          </table:table-cell>
          <table:table-cell office:value-type="string" calcext:value-type="string">
            <text:p>p,g,b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3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opwg</text:p>
          </table:table-cell>
          <table:table-cell table:number-columns-repeated="3" office:value-type="string" calcext:value-type="string">
            <text:p>wgptocnqxh</text:p>
          </table:table-cell>
          <table:table-cell table:number-columns-repeated="2"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G3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re</text:p>
          </table:table-cell>
          <table:table-cell table:number-columns-repeated="2"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,o,w,c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3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zcwgty,pycwgtz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,z,c,w,g,t,y</text:p>
          </table:table-cell>
          <table:table-cell office:value-type="string" calcext:value-type="string">
            <text:p>p,a,b,c,w,g,t,b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38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rkfkfs</text:p>
          </table:table-cell>
          <table:table-cell table:number-columns-repeated="2"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,c,g,w,o,z</text:p>
          </table:table-cell>
          <table:table-cell office:value-type="string" calcext:value-type="string">
            <text:p>p,c,g,w,o,a,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39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pocgkr</text:p>
          </table:table-cell>
          <table:table-cell table:number-columns-repeated="2"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,o,q,n,c,g,z</text:p>
          </table:table-cell>
          <table:table-cell office:value-type="string" calcext:value-type="string">
            <text:p>p,o,q,n,c,g,b,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40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fkfksr</text:p>
          </table:table-cell>
          <table:table-cell table:number-columns-repeated="2"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 office:value-type="string" calcext:value-type="string">
            <text:p>p,w,t,g,c,z</text:p>
          </table:table-cell>
          <table:table-cell office:value-type="string" calcext:value-type="string">
            <text:p>p,w,t,g,c,b,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4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kf</text:p>
          </table:table-cell>
          <table:table-cell table:number-columns-repeated="2"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,o,c,w,z</text:p>
          </table:table-cell>
          <table:table-cell office:value-type="string" calcext:value-type="string">
            <text:p>p,o,c,w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kfkf</text:p>
          </table:table-cell>
          <table:table-cell table:number-columns-repeated="2" office:value-type="string" calcext:value-type="string">
            <text:p>pgz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,g,z</text:p>
          </table:table-cell>
          <table:table-cell office:value-type="string" calcext:value-type="string">
            <text:p>p,g,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G4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4" office:value-type="string" calcext:value-type="string">
            <text:p>cwopg</text:p>
          </table:table-cell>
          <table:table-cell table:number-columns-repeated="2"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kfkfr</text:p>
          </table:table-cell>
          <table:table-cell table:number-columns-repeated="2"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,o,w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45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fksk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,p,g,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4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wcpoere</text:p>
          </table:table-cell>
          <table:table-cell table:number-columns-repeated="2"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,o,c,w,d,q,n,z</text:p>
          </table:table-cell>
          <table:table-cell office:value-type="string" calcext:value-type="string">
            <text:p>p,o,c,w,d,q,n,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G47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table:number-columns-repeated="2"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,w,b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G48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4" office:value-type="string" calcext:value-type="string">
            <text:p>cptgo</text:p>
          </table:table-cell>
          <table:table-cell table:number-columns-repeated="2"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LEN([.E50])" office:value-type="float" office:value="0" calcext:value-type="float">
            <text:p>0</text:p>
          </table:table-cell>
          <table:table-cell/>
          <table:table-cell table:formula="of:=LEN([.G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zwgy,pocy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5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fkfk</text:p>
          </table:table-cell>
          <table:table-cell table:number-columns-repeated="2"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,o,w,c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fksfk</text:p>
          </table:table-cell>
          <table:table-cell table:number-columns-repeated="2"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,w,g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5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fks</text:p>
          </table:table-cell>
          <table:table-cell table:number-columns-repeated="2"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,p,w,z</text:p>
          </table:table-cell>
          <table:table-cell office:value-type="string" calcext:value-type="string">
            <text:p>g,p,w,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5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w</text:p>
          </table:table-cell>
          <table:table-cell table:number-columns-repeated="3" office:value-type="string" calcext:value-type="string">
            <text:p>cgwpx</text:p>
          </table:table-cell>
          <table:table-cell table:number-columns-repeated="2"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office:value-type="string" calcext:value-type="string">
            <text:p>cwopgtrekfksksf</text:p>
          </table:table-cell>
          <table:table-cell table:number-columns-repeated="2"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 office:value-type="string" calcext:value-type="string">
            <text:p>c,w,o,p,g,t,z</text:p>
          </table:table-cell>
          <table:table-cell office:value-type="string" calcext:value-type="string">
            <text:p>c,w,o,p,g,t,a,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56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sfkw</text:p>
          </table:table-cell>
          <table:table-cell table:number-columns-repeated="2"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,o,c,z,w</text:p>
          </table:table-cell>
          <table:table-cell office:value-type="string" calcext:value-type="string">
            <text:p>p,o,c,b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7"/>
          <table:table-cell table:formula="of:=LEN([.E58])" office:value-type="float" office:value="0" calcext:value-type="float">
            <text:p>0</text:p>
          </table:table-cell>
          <table:table-cell/>
          <table:table-cell table:formula="of:=LEN([.G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fkf</text:p>
          </table:table-cell>
          <table:table-cell table:number-columns-repeated="2"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59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erkfsoc</text:p>
          </table:table-cell>
          <table:table-cell table:number-columns-repeated="2"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,w,g,t,z,o,c</text:p>
          </table:table-cell>
          <table:table-cell office:value-type="string" calcext:value-type="string">
            <text:p>p,w,g,t,a,b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60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rkfs</text:p>
          </table:table-cell>
          <table:table-cell table:number-columns-repeated="2"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,o,c,g,w,z</text:p>
          </table:table-cell>
          <table:table-cell office:value-type="string" calcext:value-type="string">
            <text:p>p,o,c,g,w,a,b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6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ro</text:p>
          </table:table-cell>
          <table:table-cell table:number-columns-repeated="2"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 office:value-type="string" calcext:value-type="string">
            <text:p>t,g,c,w,p,z,o</text:p>
          </table:table-cell>
          <table:table-cell office:value-type="string" calcext:value-type="string">
            <text:p>t,g,c,w,p,a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62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kfskfr</text:p>
          </table:table-cell>
          <table:table-cell table:number-columns-repeated="2"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,o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63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4" office:value-type="string" calcext:value-type="string">
            <text:p>pgcow</text:p>
          </table:table-cell>
          <table:table-cell table:number-columns-repeated="2"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6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4" office:value-type="string" calcext:value-type="string">
            <text:p>opwg</text:p>
          </table:table-cell>
          <table:table-cell table:number-columns-repeated="2"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6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wpcfksre</text:p>
          </table:table-cell>
          <table:table-cell table:number-columns-repeated="2"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 office:value-type="string" calcext:value-type="string">
            <text:p>w,p,g,c,o,x,q,d,z</text:p>
          </table:table-cell>
          <table:table-cell office:value-type="string" calcext:value-type="string">
            <text:p>w,p,g,c,o,x,q,d,b,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G6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3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,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/>
          <table:table-cell table:formula="of:=LEN([.G67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fks</text:p>
          </table:table-cell>
          <table:table-cell table:number-columns-repeated="2"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,t,w,g,z</text:p>
          </table:table-cell>
          <table:table-cell office:value-type="string" calcext:value-type="string">
            <text:p>p,t,w,g,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6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rfkfk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6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kr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,o,c,b,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7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zwgy,pocy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tgpcowpgpwcog</text:p>
          </table:table-cell>
          <table:table-cell table:number-columns-repeated="3" office:value-type="string" calcext:value-type="string">
            <text:p>tgpcowqhmxdni</text:p>
          </table:table-cell>
          <table:table-cell table:number-columns-repeated="2"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formula="of:=LEN([.E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G72])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frkst</text:p>
          </table:table-cell>
          <table:table-cell table:number-columns-repeated="2"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,w,p,z,t</text:p>
          </table:table-cell>
          <table:table-cell office:value-type="string" calcext:value-type="string">
            <text:p>g,w,p,b,a,b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G73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fkfksg</text:p>
          </table:table-cell>
          <table:table-cell table:number-columns-repeated="2"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,z,g</text:p>
          </table:table-cell>
          <table:table-cell office:value-type="string" calcext:value-type="string">
            <text:p>p,b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G74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sfkg</text:p>
          </table:table-cell>
          <table:table-cell table:number-columns-repeated="2"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,w,o,g,z,h</text:p>
          </table:table-cell>
          <table:table-cell office:value-type="string" calcext:value-type="string">
            <text:p>p,w,o,g,b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7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table:number-columns-repeated="2"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,w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G76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oskfsfk</text:p>
          </table:table-cell>
          <table:table-cell table:number-columns-repeated="2"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,w,p,o,c,n,z</text:p>
          </table:table-cell>
          <table:table-cell office:value-type="string" calcext:value-type="string">
            <text:p>g,w,p,o,c,n,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7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ckfkf</text:p>
          </table:table-cell>
          <table:table-cell table:number-columns-repeated="2"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,t,p,c,o,d,z</text:p>
          </table:table-cell>
          <table:table-cell office:value-type="string" calcext:value-type="string">
            <text:p>w,t,p,c,o,d,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fkfkre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,p,g,b,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7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ocwtrfkfkg</text:p>
          </table:table-cell>
          <table:table-cell table:number-columns-repeated="2"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 office:value-type="string" calcext:value-type="string">
            <text:p>p,o,c,n,d,w,t,z,g</text:p>
          </table:table-cell>
          <table:table-cell office:value-type="string" calcext:value-type="string">
            <text:p>p,o,c,n,d,w,t,a,b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G80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fksfksr</text:p>
          </table:table-cell>
          <table:table-cell table:number-columns-repeated="2"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,w,o,c,z</text:p>
          </table:table-cell>
          <table:table-cell office:value-type="string" calcext:value-type="string">
            <text:p>p,w,o,c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8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erks</text:p>
          </table:table-cell>
          <table:table-cell table:number-columns-repeated="2"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,w,g,a,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8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fkfkrwg</text:p>
          </table:table-cell>
          <table:table-cell table:number-columns-repeated="2"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,o,c,t,z,w,g</text:p>
          </table:table-cell>
          <table:table-cell office:value-type="string" calcext:value-type="string">
            <text:p>p,o,c,t,b,a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83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wzocy,pwyocz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,w,z,o,c,y</text:p>
          </table:table-cell>
          <table:table-cell office:value-type="string" calcext:value-type="string">
            <text:p>p,w,b,o,c,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84])" office:value-type="float" office:value="6" calcext:value-type="float">
            <text:p>6</text:p>
          </table:table-cell>
          <table:table-cell table:number-columns-repeated="1000"/>
        </table:table-row>
        <table:table-row table:style-name="ro1" table:number-rows-repeated="3">
          <table:table-cell table:style-name="Default" table:number-columns-repeated="12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8"/>
          <table:table-cell table:style-name="Default" table:formula="of:=SUM([.V2:.V84])/80" office:value-type="float" office:value="0.7055" calcext:value-type="float">
            <text:p>0.7055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0:10:38.33932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14:42:32.085417564</dc:date>
    <meta:editing-duration>P6DT6H44M42S</meta:editing-duration>
    <meta:editing-cycles>45</meta:editing-cycles>
    <meta:generator>LibreOffice/6.0.7.3$Linux_X86_64 LibreOffice_project/00m0$Build-3</meta:generator>
    <meta:document-statistic meta:table-count="1" meta:cell-count="1775" meta:object-count="0"/>
  </office:meta>
</office:document-meta>
</file>